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82dc1" officeooo:paragraph-rsid="00182dc1"/>
    </style:style>
    <style:style style:name="P2" style:family="paragraph" style:parent-style-name="Text_20_body">
      <style:text-properties officeooo:rsid="001b057e" officeooo:paragraph-rsid="001b057e"/>
    </style:style>
    <style:style style:name="P3" style:family="paragraph" style:parent-style-name="Text_20_body">
      <style:text-properties officeooo:rsid="001b057e" officeooo:paragraph-rsid="001e3890"/>
    </style:style>
    <style:style style:name="P4" style:family="paragraph" style:parent-style-name="Text_20_body">
      <style:text-properties officeooo:rsid="001b057e" officeooo:paragraph-rsid="001fb7ec"/>
    </style:style>
    <style:style style:name="P5" style:family="paragraph" style:parent-style-name="Subtitle">
      <style:text-properties officeooo:rsid="0018d9d8" officeooo:paragraph-rsid="00182dc1"/>
    </style:style>
    <style:style style:name="P6" style:family="paragraph" style:parent-style-name="Title">
      <style:text-properties officeooo:rsid="0019df21" officeooo:paragraph-rsid="00182dc1"/>
    </style:style>
    <style:style style:name="P7" style:family="paragraph" style:parent-style-name="Text_20_body">
      <style:text-properties officeooo:paragraph-rsid="00346fa1"/>
    </style:style>
    <style:style style:name="P8" style:family="paragraph" style:parent-style-name="Text_20_body">
      <style:text-properties fo:font-size="12pt" officeooo:rsid="00347f65" officeooo:paragraph-rsid="00363c86" style:font-size-asian="12pt" style:font-size-complex="12pt"/>
    </style:style>
    <style:style style:name="P9" style:family="paragraph" style:parent-style-name="Heading_20_1">
      <style:text-properties officeooo:rsid="001d0264" officeooo:paragraph-rsid="00182dc1"/>
    </style:style>
    <style:style style:name="P10" style:family="paragraph" style:parent-style-name="Heading_20_1">
      <style:text-properties officeooo:rsid="001d0264" officeooo:paragraph-rsid="002af3e8"/>
    </style:style>
    <style:style style:name="T1" style:family="text">
      <style:text-properties officeooo:rsid="001a7f9a"/>
    </style:style>
    <style:style style:name="T2" style:family="text">
      <style:text-properties officeooo:rsid="00199ffd"/>
    </style:style>
    <style:style style:name="T3" style:family="text">
      <style:text-properties officeooo:rsid="001c39c9"/>
    </style:style>
    <style:style style:name="T4" style:family="text">
      <style:text-properties officeooo:rsid="001e3890"/>
    </style:style>
    <style:style style:name="T5" style:family="text">
      <style:text-properties officeooo:rsid="00256a8f"/>
    </style:style>
    <style:style style:name="T6" style:family="text">
      <style:text-properties officeooo:rsid="0027d549"/>
    </style:style>
    <style:style style:name="T7" style:family="text">
      <style:text-properties officeooo:rsid="0029c135"/>
    </style:style>
    <style:style style:name="T8" style:family="text">
      <style:text-properties officeooo:rsid="002af3e8"/>
    </style:style>
    <style:style style:name="T9" style:family="text">
      <style:text-properties style:font-name="Liberation Serif" fo:font-size="12pt" fo:font-weight="normal" style:font-size-asian="12pt" style:font-weight-asian="normal" style:font-size-complex="12pt" style:font-weight-complex="normal"/>
    </style:style>
    <style:style style:name="T10" style:family="text">
      <style:text-properties style:font-name="Liberation Serif" fo:font-size="12pt" fo:font-weight="normal" officeooo:rsid="0031fbbf" style:font-size-asian="12pt" style:font-weight-asian="normal" style:font-size-complex="12pt" style:font-weight-complex="normal"/>
    </style:style>
    <style:style style:name="T11" style:family="text">
      <style:text-properties style:font-name="Liberation Serif" fo:font-size="12pt" fo:font-weight="normal" officeooo:rsid="0033762f" style:font-size-asian="12pt" style:font-weight-asian="normal" style:font-size-complex="12pt" style:font-weight-complex="normal"/>
    </style:style>
    <style:style style:name="T12" style:family="text">
      <style:text-properties style:font-name="Liberation Serif" fo:font-size="12pt" fo:font-weight="normal" officeooo:rsid="00346fa1" style:font-size-asian="12pt" style:font-weight-asian="normal" style:font-size-complex="12pt" style:font-weight-complex="normal"/>
    </style:style>
    <style:style style:name="T13" style:family="text">
      <style:text-properties style:font-name="Liberation Serif" fo:font-size="12pt" fo:font-weight="normal" officeooo:rsid="00347f65" style:font-size-asian="12pt" style:font-weight-asian="normal" style:font-size-complex="12pt" style:font-weight-complex="normal"/>
    </style:style>
    <style:style style:name="T14" style:family="text">
      <style:text-properties style:font-name="Liberation Serif" fo:font-size="12pt" fo:font-weight="normal" officeooo:rsid="003bce5c" style:font-size-asian="12pt" style:font-weight-asian="normal" style:font-size-complex="12pt" style:font-weight-complex="normal"/>
    </style:style>
    <style:style style:name="T15" style:family="text">
      <style:text-properties style:font-name="Liberation Serif" fo:font-size="12pt" fo:font-weight="normal" officeooo:rsid="003d09b8" style:font-size-asian="12pt" style:font-weight-asian="normal" style:font-size-complex="12pt" style:font-weight-complex="normal"/>
    </style:style>
    <style:style style:name="T16" style:family="text">
      <style:text-properties style:font-name="Liberation Serif" fo:font-size="12pt" fo:font-weight="normal" officeooo:rsid="003d1f60" style:font-size-asian="12pt" style:font-weight-asian="normal" style:font-size-complex="12pt" style:font-weight-complex="normal"/>
    </style:style>
    <style:style style:name="T17" style:family="text">
      <style:text-properties style:font-name="Liberation Serif" fo:font-size="12pt" fo:font-weight="normal" officeooo:rsid="003da44a" style:font-size-asian="12pt" style:font-weight-asian="normal" style:font-size-complex="12pt" style:font-weight-complex="normal"/>
    </style:style>
    <style:style style:name="T18" style:family="text">
      <style:text-properties style:font-name="Liberation Serif" fo:font-size="12pt" fo:font-weight="normal" officeooo:rsid="003ea9cc" style:font-size-asian="12pt" style:font-weight-asian="normal" style:font-size-complex="12pt" style:font-weight-complex="normal"/>
    </style:style>
    <style:style style:name="T19" style:family="text">
      <style:text-properties officeooo:rsid="0034aed6"/>
    </style:style>
    <style:style style:name="T20" style:family="text">
      <style:text-properties officeooo:rsid="003ea9cc"/>
    </style:style>
    <style:style style:name="T21" style:family="text">
      <style:text-properties officeooo:rsid="003fed30"/>
    </style:style>
    <style:style style:name="T22" style:family="text">
      <style:text-properties officeooo:rsid="004499b2"/>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signment <text:span text:style-name="T1">#1</text:span></text:p>
      <text:p text:style-name="P5">by: <text:span text:style-name="T1">Sirinian Aram Emmanouil AM: 2537</text:span></text:p>
      <text:h text:style-name="P9" text:outline-level="1">Ερώτηση 2η (report)</text:h>
      <text:p text:style-name="P1">Για να μπορ<text:span text:style-name="T5">έ</text:span>σο<text:span text:style-name="T5">υ</text:span>με να εξάγουμε τις συναρτ<text:span text:style-name="T5">ή</text:span>σεις που συνδέουν τα δεδομένα των στήλων B, C με την στήλη A φορτ<text:span text:style-name="T5">ώ</text:span>νουμε τα δεδομένα αυτά <text:span text:style-name="T2">σε ένα DataFrame. Η απεικόνιση των δεδομένω σε γραφήματα και ποιο συγκεκριμένα, γραφήματα των B και C ως προς το A είναι ο καλύτερος τρόπος για να παρατηρήσουμε διάφορες συμπεριφορές μεταξύ τους. Η απλές αποικονίσεις δεν αποκαλύπουν κάποια σχέση μεταξύ τους κατί που μπορεί κανείς να διακρίνει κάνοντας απλές προσπάθειες. Παρόλο αυτά η απεικόνιση των δεδομένων σε λογαριθμικές κλίμακες τις φανερώνουν.</text:span></text:p>
      <text:p text:style-name="P2">Μέσ<text:span text:style-name="T6">ο</text:span> του γραφήματος B ως προς το Α σε λογ<text:span text:style-name="T7">ά</text:span>ριθμ<text:span text:style-name="T7">ο</text:span> του 10 μορφ<text:span text:style-name="T6">ή</text:span>. Παρατηρούμε μια συσχέτιση μορφής ευθείας γραμής <draw:frame draw:style-name="fr1" draw:name="Object1" text:anchor-type="as-char" svg:y="-0.172in" svg:width="2.5453in" svg:height="0.2193in" draw:z-index="0"><draw:object xlink:href="./Object 1" xlink:type="simple" xlink:show="embed" xlink:actuate="onLoad"/><draw:image xlink:href="./ObjectReplacements/Object 1" xlink:type="simple" xlink:show="embed" xlink:actuate="onLoad"/></draw:frame> . <text:span text:style-name="T3">Ποιό συγκεκριμένα παρατηρώντας ότι η ευθεία διαπερνάει από τα σημεία (1,1) και (10, 100) μπορούμε να συμπεραίνουμε ότι η συνάρτηση που περιγράφει τις δύο στήλες είναι </text:span><text:span text:style-name="T3"><draw:frame draw:style-name="fr1" draw:name="Object2" text:anchor-type="as-char" svg:y="-0.172in" svg:width="1.7835in" svg:height="0.2201in" draw:z-index="1"><draw:object xlink:href="./Object 2" xlink:type="simple" xlink:show="embed" xlink:actuate="onLoad"/><draw:image xlink:href="./ObjectReplacements/Object 2" xlink:type="simple" xlink:show="embed" xlink:actuate="onLoad"/><svg:desc>formula</svg:desc></draw:frame></text:span><text:span text:style-name="T3">(όπου y: A, x: B). </text:span></text:p>
      <text:p text:style-name="P3"/>
      <text:p text:style-name="P4">Μέσ<text:span text:style-name="T7">ο</text:span> του γραφήματος <text:span text:style-name="T4">C</text:span> ως προς το Α σε λογ<text:span text:style-name="T7">ά</text:span>ριθμό του 10 μορφ<text:span text:style-name="T7">ή</text:span>. <text:s/>Παρατηρούμε μια συσχέτιση μορφής ευθείας γραμής <draw:frame draw:style-name="fr1" draw:name="Object3" text:anchor-type="as-char" svg:y="-0.152in" svg:width="1.5346in" svg:height="0.2008in" draw:z-index="2"><draw:object xlink:href="./Object 3" xlink:type="simple" xlink:show="embed" xlink:actuate="onLoad"/><draw:image xlink:href="./ObjectReplacements/Object 3" xlink:type="simple" xlink:show="embed" xlink:actuate="onLoad"/><svg:desc>formula</svg:desc></draw:frame>. <text:s/><text:span text:style-name="T3">Ποιό συγκεκριμένα παρατηρώντας δύο τέτοιες ευθείες οι οποίες στο περίπου είναι οι εξείς: </text:span><text:span text:style-name="T3"><draw:frame draw:style-name="fr1" draw:name="Object4" text:anchor-type="as-char" svg:y="-0.152in" svg:width="1.7398in" svg:height="0.2008in" draw:z-index="3"><draw:object xlink:href="./Object 4" xlink:type="simple" xlink:show="embed" xlink:actuate="onLoad"/><draw:image xlink:href="./ObjectReplacements/Object 4" xlink:type="simple" xlink:show="embed" xlink:actuate="onLoad"/><svg:desc>formula</svg:desc></draw:frame></text:span><text:span text:style-name="T3">&amp; </text:span><text:span text:style-name="T3"><draw:frame draw:style-name="fr1" draw:name="Object5" text:anchor-type="as-char" svg:y="-0.152in" svg:width="1.5638in" svg:height="0.2008in" draw:z-index="4"><draw:object xlink:href="./Object 5" xlink:type="simple" xlink:show="embed" xlink:actuate="onLoad"/><draw:image xlink:href="./ObjectReplacements/Object 5" xlink:type="simple" xlink:show="embed" xlink:actuate="onLoad"/><svg:desc>formula</svg:desc></draw:frame></text:span></text:p>
      <text:h text:style-name="P10" text:outline-level="1">Ερώτηση <text:span text:style-name="T22">4</text:span>η (report)</text:h>
      <text:p text:style-name="P7"><text:span text:style-name="T8">Αρχικά ο αλγόριθμος προσθέτει όλες τις χρήσιμες συναρτήσεις μέσο των βιβλιοθηκών και κατασκευάζει ένα Dataframe χρησιμοποιώντας την αποθηκευμένοι πληροφορία μέσα στο αρχείο business.json. Στην συνέχεια αφερούνται όλες οι εγγραφές του Dataframe που έχουν το πεδίο "categories" ή το "neighborhood" κενό ή όσες εγγραφές έχουν το πεδίο city διάφορα του "Toronto". Έπειτα δημιουργούμε μια νέα λίστα, που θα περιέχει τις εγγραφές του Dataframe με τα πεδία "business_id", "categories" ομαδοποιημένα με βάση το πεδίο "neighborhood". Διαγράφουμε τις γειτονιές που δεν έχουν τουλάχιστον 100 επιχειρήσεις. Τώρα ο αλγόριθμος για να</text:span><text:span text:style-name="T9"> βρεί για κάθε περιοχή τις 10 κατηγορίες που την περιγράφουν καλύτερα </text:span><text:span text:style-name="T10">χρησιμοποιεί την μέθοδο TF-IDF. </text:span><text:span text:style-name="T11">Η μ</text:span><text:span text:style-name="T14">έ</text:span><text:span text:style-name="T11">θοδος αυτή είναι πολύ καλή γιατί πέρνει </text:span><text:span text:style-name="T14">ε</text:span><text:span text:style-name="T11">π</text:span><text:span text:style-name="T14">ο</text:span><text:span text:style-name="T11">χ</text:span><text:span text:style-name="T14">ή</text:span><text:span text:style-name="T11"> την συχνότητα μιας κατηγορίας σε μία γειτονιά αλλά και την μοναδικότητα της κατηγορίας σε όλες τις γειτονιές. Οι δύο αυτές μεταβλητές υπολογίζ</text:span><text:span text:style-name="T15">ον</text:span><text:span text:style-name="T11">ται με </text:span><text:span text:style-name="T12">τις μεθόδους TF(w, d) και IDF(w) αντίστοιχα. Το γινόμενο των τιμών που επιστρέφουν οι μ</text:span><text:span text:style-name="T16">έ</text:span><text:span text:style-name="T12">θοδοι αυτοί αποτελούν και το αποτέλεσμα που επιστρέφει η <text:s/></text:span><text:span text:style-name="T10">TF-IDF. </text:span><text:span text:style-name="T12">Στην συνέχεια κατασκευάζετε μια λίστα από όλες τις κατ</text:span><text:span text:style-name="T17">η</text:span><text:span text:style-name="T12">γορίες όλων των γειτονιών χρησιμοποι</text:span><text:span text:style-name="T18">ώ</text:span><text:span text:style-name="T12">ντας την τροποποιημένη μας λίστα, με αυτό δημιουργ</text:span><text:span text:style-name="T18">εί</text:span><text:span text:style-name="T12">τε το set του. </text:span><text:span text:style-name="T13">Με την χρήση του set από κατηγορίες δημιουργεί ενα dictionary το οποίο π</text:span><text:span text:style-name="T18">αί</text:span><text:span text:style-name="T13">ρνει ως κλειδ</text:span><text:span text:style-name="T18">ί</text:span><text:span text:style-name="T13"> μια εγ</text:span><text:span text:style-name="T18">γ</text:span><text:span text:style-name="T13">ραφή του set και για value το </text:span></text:p>
      <text:p text:style-name="P8"><text:soft-page-break/>IDF της. Τέλος ο αλγόριθμος για κάθε περιοχή υπολογίζει το TF-IDF των κατηγοριών, χρησιμοποι<text:span text:style-name="T20">ώ</text:span>ντας το λεξικό που δημιουργήσαμε προιγουμένος <text:span text:style-name="T21">ύ</text:span>στερα υπολογίζει μια λίστα με τα 10 χαρακτ<text:span text:style-name="T21">η</text:span>ριστ<text:span text:style-name="T21">ι</text:span>κ<text:span text:style-name="T21">ά</text:span> με τα ποιό μεγάλα <text:s/>TF-IDF και την εισάγει στην λίστα που θα περιλαμβάνει όλα τα τελικά μας αποτελέσματα. <text:span text:style-name="T19">Οι κατηγορίες των γειτονιών που μας επιστρέφει η μέθοδος είναι όντως αυτά που χαρακτηρίζουνε την γειτονιά αλλά και δεν εμφανίζονται συχνά και στις άλλες γειτονιές δηλ. όλες οι stop word λέξεις απαλείφονται μέσα στο γινόμενο.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03:02:02.447654367</meta:creation-date>
    <dc:date>2017-11-15T02:48:14.412331816</dc:date>
    <meta:editing-duration>PT2H23M9S</meta:editing-duration>
    <meta:editing-cycles>14</meta:editing-cycles>
    <meta:generator>LibreOffice/5.1.6.2$Linux_X86_64 LibreOffice_project/10m0$Build-2</meta:generator>
    <meta:document-statistic meta:table-count="0" meta:image-count="0" meta:object-count="5" meta:page-count="2" meta:paragraph-count="9" meta:word-count="467" meta:character-count="3004" meta:non-whitespace-character-count="2537"/>
  </office:meta>
</office:document-meta>
</file>

<file path=Object 1/content.xml><?xml version="1.0" encoding="utf-8"?>
<math xmlns="http://www.w3.org/1998/Math/MathML" display="block">
  <semantics>
    <mrow>
      <mi>log</mi>
      <mrow>
        <mrow>
          <mo fence="true" stretchy="false">(</mo>
          <mrow>
            <mi>y</mi>
          </mrow>
          <mo fence="true" stretchy="false">)</mo>
        </mrow>
        <mo stretchy="false">=</mo>
        <mrow>
          <mi>k</mi>
          <mo stretchy="false">∗</mo>
          <mi>log</mi>
        </mrow>
      </mrow>
      <mrow>
        <mrow>
          <mo fence="true" stretchy="false">(</mo>
          <mrow>
            <mi>x</mi>
          </mrow>
          <mo fence="true" stretchy="false">)</mo>
        </mrow>
        <mo stretchy="false">+</mo>
        <mi>log</mi>
      </mrow>
      <mrow>
        <mo fence="true" stretchy="false">(</mo>
        <mrow>
          <mi>a</mi>
        </mrow>
        <mo fence="true" stretchy="false">)</mo>
      </mrow>
      <mi>,</mi>
      <mrow>
        <mi>y</mi>
        <mo stretchy="false">=</mo>
        <mrow>
          <mi>a</mi>
          <mo stretchy="false">∗</mo>
          <msup>
            <mi>x</mi>
            <mi>k</mi>
          </msup>
        </mrow>
      </mrow>
    </mrow>
    <annotation encoding="StarMath 5.0">log(y) = k*log(x) + log(a) , y = a * x^{k} </annotation>
  </semantics>
</math>
</file>

<file path=Object 2/content.xml><?xml version="1.0" encoding="utf-8"?>
<math xmlns="http://www.w3.org/1998/Math/MathML" display="block">
  <semantics>
    <mrow>
      <mi>log</mi>
      <mrow>
        <mrow>
          <mo fence="true" stretchy="false">(</mo>
          <mrow>
            <mi>y</mi>
          </mrow>
          <mo fence="true" stretchy="false">)</mo>
        </mrow>
        <mo stretchy="false">=</mo>
        <mrow>
          <mn>2</mn>
          <mo stretchy="false">∗</mo>
          <mi>log</mi>
        </mrow>
      </mrow>
      <mrow>
        <mo fence="true" stretchy="false">(</mo>
        <mrow>
          <mi>x</mi>
        </mrow>
        <mo fence="true" stretchy="false">)</mo>
      </mrow>
      <mi>,</mi>
      <mrow>
        <mi>y</mi>
        <mo stretchy="false">=</mo>
        <msup>
          <mi>x</mi>
          <mn>2</mn>
        </msup>
      </mrow>
    </mrow>
    <annotation encoding="StarMath 5.0">log(y) = 2*log(x) , y = x^{2} </annotation>
  </semantics>
</math>
</file>

<file path=Object 3/content.xml><?xml version="1.0" encoding="utf-8"?>
<math xmlns="http://www.w3.org/1998/Math/MathML" display="block">
  <semantics>
    <mrow>
      <mi>log</mi>
      <mrow>
        <mrow>
          <mo fence="true" stretchy="false">(</mo>
          <mrow>
            <mi>y</mi>
          </mrow>
          <mo fence="true" stretchy="false">)</mo>
        </mrow>
        <mo stretchy="false">=</mo>
        <mi>log</mi>
      </mrow>
      <mrow>
        <mo fence="true" stretchy="false">(</mo>
        <mrow>
          <mi>a</mi>
        </mrow>
        <mo fence="true" stretchy="false">)</mo>
      </mrow>
      <mi>,</mi>
      <mrow>
        <mi>y</mi>
        <mo stretchy="false">=</mo>
        <mi>a</mi>
      </mrow>
    </mrow>
    <annotation encoding="StarMath 5.0">log(y) = log(a) , y = a </annotation>
  </semantics>
</math>
</file>

<file path=Object 4/content.xml><?xml version="1.0" encoding="utf-8"?>
<math xmlns="http://www.w3.org/1998/Math/MathML" display="block">
  <semantics>
    <mrow>
      <mi>y</mi>
      <mrow>
        <mrow>
          <mo fence="true" stretchy="false">(</mo>
          <mrow>
            <mi>α</mi>
          </mrow>
          <mo fence="true" stretchy="false">)</mo>
        </mrow>
        <mo stretchy="false">≈</mo>
        <mrow>
          <mo stretchy="false">−</mo>
          <mn>0.9</mn>
        </mrow>
      </mrow>
      <mi>,</mi>
      <mrow>
        <mi>α</mi>
        <mo stretchy="false">∈</mo>
        <mrow>
          <mo fence="true" stretchy="false">(</mo>
          <mrow>
            <mrow>
              <mrow>
                <mo stretchy="false">−</mo>
                <mi mathvariant="normal">∞</mi>
              </mrow>
              <mi>,</mi>
              <mn>0</mn>
            </mrow>
          </mrow>
          <mo fence="true" stretchy="false">)</mo>
        </mrow>
      </mrow>
    </mrow>
    <annotation encoding="StarMath 5.0">y(α) approx -0.9 , α in (- infinity, 0  ) </annotation>
  </semantics>
</math>
</file>

<file path=Object 5/content.xml><?xml version="1.0" encoding="utf-8"?>
<math xmlns="http://www.w3.org/1998/Math/MathML" display="block">
  <semantics>
    <mrow>
      <mi>y</mi>
      <mrow>
        <mrow>
          <mo fence="true" stretchy="false">(</mo>
          <mrow>
            <mi>α</mi>
          </mrow>
          <mo fence="true" stretchy="false">)</mo>
        </mrow>
        <mo stretchy="false">≈</mo>
        <mn>4.06</mn>
      </mrow>
      <mi>,</mi>
      <mrow>
        <mi>α</mi>
        <mo stretchy="false">∈</mo>
        <mrow>
          <mo fence="true" stretchy="false">(</mo>
          <mrow>
            <mrow>
              <mn>0,</mn>
              <mi mathvariant="normal">∞</mi>
            </mrow>
          </mrow>
          <mo fence="true" stretchy="false">)</mo>
        </mrow>
      </mrow>
    </mrow>
    <annotation encoding="StarMath 5.0">y(α) approx 4.06 , α in (0, infinity  ) </annotation>
  </semantics>
</math>
</file>